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219e7"/>
    </style:style>
    <style:style style:name="P2" style:family="paragraph" style:parent-style-name="Standard">
      <style:text-properties fo:font-weight="bold" officeooo:paragraph-rsid="001219e7" style:font-weight-asian="bold" style:font-weight-complex="bold"/>
    </style:style>
    <style:style style:name="P3" style:family="paragraph" style:parent-style-name="Standard">
      <style:text-properties fo:font-weight="bold" officeooo:paragraph-rsid="001405df" style:font-weight-asian="bold" style:font-weight-complex="bold"/>
    </style:style>
    <style:style style:name="P4" style:family="paragraph" style:parent-style-name="Standard">
      <style:text-properties fo:font-weight="normal" officeooo:paragraph-rsid="001219e7" style:font-weight-asian="normal" style:font-weight-complex="normal"/>
    </style:style>
    <style:style style:name="T1" style:family="text">
      <style:text-properties officeooo:rsid="001219e7"/>
    </style:style>
    <style:style style:name="T2" style:family="text">
      <style:text-properties fo:font-weight="normal" officeooo:rsid="001219e7" style:font-weight-asian="normal" style:font-weight-complex="normal"/>
    </style:style>
    <style:style style:name="T3" style:family="text">
      <style:text-properties style:text-position="super 58%" officeooo:rsid="001219e7"/>
    </style:style>
    <style:style style:name="T4" style:family="text">
      <style:text-properties officeooo:rsid="001405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goal of the second project is to investigate several simple algorithms using MapReduce framework on Amazon Web Services. <text:s text:c="3"/></text:span></text:p>
      <text:p text:style-name="P1"><text:span text:style-name="T1"/></text:p>
      <text:p text:style-name="P1"><text:span text:style-name="T1"/></text:p>
      <text:p text:style-name="P2"><text:span text:style-name="T1">Library for MapReduce: </text:span><text:span text:style-name="T2">mrjob</text:span></text:p>
      <text:p text:style-name="P2"><text:span text:style-name="T2"/></text:p>
      <text:p text:style-name="P2"><text:span text:style-name="T2">Algorithms to investigate: <text:s/></text:span></text:p>
      <text:p text:style-name="P2"><text:span text:style-name="T2">1. Simple count (chars, lines, words)</text:span></text:p>
      <text:p text:style-name="P2"><text:span text:style-name="T2">2. Word count</text:span></text:p>
      <text:p text:style-name="P2"><text:span text:style-name="T2">3. Word co-occurence matrix</text:span></text:p>
      <text:p text:style-name="P2"><text:span text:style-name="T2">4. distributed mean and variance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1">Datasets:</text:span></text:p>
      <text:p text:style-name="P4"><text:span text:style-name="T1">For the first three algorithms we need a text only dataset of more than 1 GB. </text:span></text:p>
      <text:p text:style-name="P4"><text:span text:style-name="T1">For the 4</text:span><text:span text:style-name="T3">th</text:span><text:span text:style-name="T1"> algorithm we need a number only dataset of more than 1 GB. </text:span></text:p>
      <text:p text:style-name="P4"><text:span text:style-name="T1"/></text:p>
      <text:p text:style-name="P2"><text:span text:style-name="T1">Investigations:</text:span></text:p>
      <text:p text:style-name="P2"><text:span text:style-name="T2">comparing mapreduce vs. serial programming.</text:span></text:p>
      <text:p text:style-name="P2"><text:span text:style-name="T2"/></text:p>
      <text:p text:style-name="P2"><text:span text:style-name="T2"/></text:p>
      <text:p text:style-name="P3"><text:span text:style-name="T4">Sources: </text:span></text:p>
      <text:p text:style-name="P3"><text:span text:style-name="T4">1. Data-Intensive Text Processing</text:span></text:p>
      <text:p text:style-name="P3"><text:span text:style-name="T4">2. Machine Learning in Action</text:span></text:p>
      <text:p text:style-name="P3"><text:span text:style-name="T4">3. mrjob documentation</text:span></text:p>
      <text:p text:style-name="P3"><text:span text:style-name="T4">4. Amazon Webservi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fez </meta:initial-creator>
    <meta:creation-date>2013-11-27T00:02:01</meta:creation-date>
    <dc:date>2013-11-27T00:13:06</dc:date>
    <dc:creator>Hafez </dc:creator>
    <meta:editing-duration>PT35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17" meta:word-count="98" meta:character-count="623" meta:non-whitespace-character-count="533"/>
  </office:meta>
</office:document-meta>
</file>